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margin-top="0.0417in" fo:margin-bottom="0.0417in" loext:contextual-spacing="false" fo:line-height="100%" fo:text-indent="-0.25in" style:auto-text-indent="false"/>
    </style:style>
    <style:style style:name="P10" style:family="paragraph" style:parent-style-name="Standard">
      <style:paragraph-properties fo:margin-left="0.5in" fo:margin-right="0in" fo:text-indent="0in" style:auto-text-indent="false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5" style:family="paragraph" style:parent-style-name="Standard">
      <style:paragraph-properties fo:break-before="auto" fo:break-after="auto"/>
    </style:style>
    <style:style style:name="P16" style:family="paragraph" style:parent-style-name="Heading_20_1" style:list-style-name="WWNum1"/>
    <style:style style:name="P17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style:text-underline-style="none"/>
    </style:style>
    <style:style style:name="T1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aczyuw2yex2w"/><text:span text:style-name="T1">Sistemas Informáticos (Computer Systems)</text:span><text:span text:style-name="T2"><text:line-break/></text:span><text:span text:style-name="T3">Unit 10. Study guide</text:span></text:p>
      <text:p text:style-name="P1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</text:span><draw:frame draw:style-name="fr3" draw:name="image2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January 2023</text:span></text:p>
      <text:p text:style-name="P5"/>
      <text:p text:style-name="P4"><text:span text:style-name="T6">Unit 10. Disk images</text:span></text:p>
      <text:list xml:id="list911019572" text:style-name="WWNum1">
        <text:list-item>
          <text:p text:style-name="P16"><text:bookmark text:name="_dbh0n1vac4c8"/>Dates</text:p>
        </text:list-item>
      </text:list>
      <text:p text:style-name="Standard">From 06/03/2023 to 26/03/2023. The length of the unit is 2 weeks (16 hours).</text:p>
      <text:list xml:id="list81302516755453" text:continue-numbering="true" text:style-name="WWNum1">
        <text:list-item>
          <text:p text:style-name="P16">Previous knowledge</text:p>
        </text:list-item>
      </text:list>
      <text:p text:style-name="P6">Previous units, specially unit 07 and unit 09.</text:p>
      <text:list xml:id="list81301800355289" text:continue-numbering="true" text:style-name="WWNum1">
        <text:list-item>
          <text:p text:style-name="P16">Objectives</text:p>
        </text:list-item>
      </text:list>
      <text:list xml:id="list1442910157" text:style-name="WWNum4">
        <text:list-item>
          <text:p text:style-name="P7">To learn what is an image disk.</text:p>
        </text:list-item>
        <text:list-item>
          <text:p text:style-name="P7">To learn different programs to create image.</text:p>
        </text:list-item>
        <text:list-item>
          <text:p text:style-name="P7">To learn what is DRBL.</text:p>
        </text:list-item>
        <text:list-item>
          <text:p text:style-name="P7">To learn the difference among broadcast, unicast and multicast.</text:p>
        </text:list-item>
        <text:list-item>
          <text:p text:style-name="P7">To learn how to create an image.</text:p>
        </text:list-item>
        <text:list-item>
          <text:p text:style-name="P7">To learn how to restore an image.</text:p>
        </text:list-item>
      </text:list>
      <text:list xml:id="list81302206769555" text:continue-list="list81301800355289" text:style-name="WWNum1">
        <text:list-item>
          <text:p text:style-name="P16">Contents</text:p>
        </text:list-item>
      </text:list>
      <text:list xml:id="list3995615194" text:style-name="WWNum2">
        <text:list-item>
          <text:p text:style-name="P8"><text:soft-page-break/>Disk Images</text:p>
        </text:list-item>
        <text:list-item>
          <text:p text:style-name="P8">Programs to make/restore images</text:p>
        </text:list-item>
        <text:list-item>
          <text:p text:style-name="P8">DRBL</text:p>
        </text:list-item>
        <text:list-item>
          <text:p text:style-name="P8">Creating image</text:p>
        </text:list-item>
        <text:list-item>
          <text:p text:style-name="P8">Restoring image</text:p>
        </text:list-item>
      </text:list>
      <text:list xml:id="list81302299105086" text:continue-list="list81302206769555" text:style-name="WWNum1">
        <text:list-item>
          <text:p text:style-name="P16">Activities</text:p>
        </text:list-item>
      </text:list>
      <text:list xml:id="list3874234164" text:style-name="WWNum3">
        <text:list-item>
          <text:p text:style-name="P9">The main activity is to create and restore and image.</text:p>
        </text:list-item>
      </text:list>
      <text:list xml:id="list81301365189686" text:continue-list="list81302299105086" text:style-name="WWNum1">
        <text:list-item>
          <text:p text:style-name="P16">Recommendations</text:p>
        </text:list-item>
      </text:list>
      <text:p text:style-name="Standard">This is a short and simple unit. Besides is a practical unit, so the most important thing is to create an image and restore it in other computer.</text:p>
      <text:p text:style-name="Standard">It is very important:</text:p>
      <text:p text:style-name="P10">• To understand why the creation of images is not a backup.</text:p>
      <text:p text:style-name="P10">• To know the different types of communication (unicast, broadcast, multicast).</text:p>
      <text:p text:style-name="P10">• To know that it is possible to create images of partitions and full disks.</text:p>
      <text:p text:style-name="P10">• To understand the way in which Linux calls devic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10. Disk images</text:span></text:p>
      </style:header>
      <style:footer>
        <text:p text:style-name="MP4"><text:span text:style-name="MT1">CFGS DAM/DAW<text:tab/><text:tab/>Unit 10 - Page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33" meta:word-count="223" meta:character-count="1225" meta:non-whitespace-character-count="1050"/>
    <meta:generator>LibreOfficeDev/6.0.5.2$Linux_X86_64 LibreOffice_project/</meta:generator>
  </office:meta>
</office:document-meta>
</file>